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f6b" officeooo:paragraph-rsid="001b7f6b"/>
    </style:style>
    <style:style style:name="P2" style:family="paragraph" style:parent-style-name="Standard">
      <style:text-properties officeooo:paragraph-rsid="001b7f6b"/>
    </style:style>
    <style:style style:name="P3" style:family="paragraph" style:parent-style-name="Standard">
      <style:text-properties fo:font-weight="bold" officeooo:rsid="001b7f6b" officeooo:paragraph-rsid="001b7f6b" style:font-weight-asian="bold" style:font-weight-complex="bold"/>
    </style:style>
    <style:style style:name="P4" style:family="paragraph" style:parent-style-name="Standard">
      <style:text-properties fo:font-weight="bold" officeooo:rsid="001b89b1" officeooo:paragraph-rsid="001b89b1" style:font-weight-asian="bold" style:font-weight-complex="bold"/>
    </style:style>
    <style:style style:name="P5" style:family="paragraph" style:parent-style-name="Standard">
      <style:text-properties fo:font-weight="normal" officeooo:rsid="001b89b1" officeooo:paragraph-rsid="001b89b1" style:font-weight-asian="normal" style:font-weight-complex="normal"/>
    </style:style>
    <style:style style:name="P6" style:family="paragraph" style:parent-style-name="Standard" style:list-style-name="L1">
      <style:text-properties officeooo:rsid="001b7f6b" officeooo:paragraph-rsid="001b7f6b"/>
    </style:style>
    <style:style style:name="P7" style:family="paragraph" style:parent-style-name="Standard" style:list-style-name="L1">
      <style:text-properties fo:font-weight="normal" officeooo:rsid="001b7f6b" officeooo:paragraph-rsid="001b7f6b" style:font-weight-asian="normal" style:font-weight-complex="normal"/>
    </style:style>
    <style:style style:name="T1" style:family="text">
      <style:text-properties officeooo:rsid="001b7f6b"/>
    </style:style>
    <style:style style:name="T2" style:family="text">
      <style:text-properties fo:font-variant="normal" fo:text-transform="none" fo:color="#586069" style:font-name="SFMono-Regular" fo:font-size="10.5pt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1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Git commands in ubuntu:</text:p>
      <text:p text:style-name="P1">User vishalkokane264</text:p>
      <text:p text:style-name="P1">email <text:a xlink:type="simple" xlink:href="mailto:vishalkokane264@gmail.com" text:style-name="Internet_20_link" text:visited-style-name="Visited_20_Internet_20_Link">vishalkokane264@gmail.com</text:a></text:p>
      <text:p text:style-name="P2"><text:span text:style-name="T1">github repository </text:span><text:a xlink:type="simple" xlink:href="https://github.com/vishalkokane264/xyz" text:style-name="Internet_20_link" text:visited-style-name="Visited_20_Internet_20_Link">https://github.com/vishalkokane264/xyz</text:a></text:p>
      <text:p text:style-name="P1">Ubuntu base directory :/home/vishal/Assignments</text:p>
      <text:p text:style-name="P1">Github Access code:<text:bookmark text:name="new-oauth-token"/><text:span text:style-name="Source_20_Text"><text:span text:style-name="T2">feb01ff938ec3bdfe9b667f06245eec7aeda6ea4</text:span></text:span></text:p>
      <text:p text:style-name="P1"/>
      <text:p text:style-name="P3"><text:span text:style-name="T5">This</text:span> is only to add files to repo.</text:p>
      <text:list xml:id="list8623155031243699755" text:style-name="L1">
        <text:list-item>
          <text:p text:style-name="P6">set only once <text:span text:style-name="T4">git remote add pucsd2020-pp </text:span><text:a xlink:type="simple" xlink:href="https://github.com/vishalkokane264/pucsd2020-pp.git" text:style-name="Internet_20_link" text:visited-style-name="Visited_20_Internet_20_Link"><text:span text:style-name="T4">https://github.com/vishalkokane264/pucsd2020-pp.git</text:span></text:a><text:span text:style-name="T4"> </text:span></text:p>
        </text:list-item>
        <text:list-item>
          <text:p text:style-name="P6"><text:span text:style-name="T3">then </text:span><text:span text:style-name="T4">git pull pucsd2020-pp</text:span></text:p>
        </text:list-item>
        <text:list-item>
          <text:p text:style-name="P6">goto pucsd2020-pp directory and type <text:span text:style-name="T4">git init</text:span></text:p>
        </text:list-item>
        <text:list-item>
          <text:p text:style-name="P6"><text:span text:style-name="T3">then </text:span><text:span text:style-name="T4">git add&lt; filenames&gt; or .&lt;for all files&gt;</text:span></text:p>
        </text:list-item>
        <text:list-item>
          <text:p text:style-name="P7">then <text:span text:style-name="T4">git commit -m “&lt;message&gt;”</text:span></text:p>
        </text:list-item>
        <text:list-item>
          <text:p text:style-name="P7">then <text:span text:style-name="T4">git push pucsd2020pp HEAD </text:span><text:s/>to pload data on repo.</text:p>
        </text:list-item>
      </text:list>
      <text:p text:style-name="P3"/>
      <text:p text:style-name="P3"><text:span text:style-name="T5">This</text:span> is to delete files from repo</text:p>
      <text:p text:style-name="P4"/>
      <text:p text:style-name="P5">Links and references:</text:p>
      <text:p text:style-name="P5">***easiest way <text:a xlink:type="simple" xlink:href="https://www.javatpoint.com/git-commands#init-command" text:style-name="Internet_20_link" text:visited-style-name="Visited_20_Internet_20_Link">https://www.javatpoint.com/git-commands#init-command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2:33:52.761209814</meta:creation-date>
    <dc:date>2020-01-26T10:18:02.155836488</dc:date>
    <meta:editing-duration>PT2H54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8" meta:character-count="696" meta:non-whitespace-character-count="628"/>
  </office:meta>
</office:document-meta>
</file>